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Two_20_columns-title">
      <style:graphic-properties fo:min-height="1.8cm" loext:decorative="false"/>
      <style:paragraph-properties style:writing-mode="lr-tb"/>
    </style:style>
    <style:style style:name="pr9" style:family="presentation" style:parent-style-name="Two_20_columns-outline1">
      <style:graphic-properties fo:min-height="9.135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en" fo:country="IN" fo:font-weight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language="en" fo:country="IN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language="en" fo:country="IN" fo:font-style="normal" fo:text-shadow="none" style:text-underline-style="none" fo:font-weight="bold" style:letter-kerning="true" fo:background-color="transparent" style:font-name-asian="Noto Sans2" style:font-size-asian="44pt" style:font-style-asian="normal" style:font-weight-asian="normal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n" fo:country="IN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IN" fo:font-weight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0.972cm" presentation:class="title" presentation:user-transformed="true">
          <draw:text-box>
            <text:p text:style-name="P1"><text:span text:style-name="T1">Problem 4: Optimal Binary Search Tree with Rotation Costs</text:span></text:p>
          </draw:text-box>
        </draw:frame>
        <draw:frame draw:style-name="gr1" draw:text-style-name="P3" draw:layer="layout" svg:width="14.605cm" svg:height="2.618cm" svg:x="0cm" svg:y="10.16cm">
          <draw:text-box>
            <text:p text:style-name="P2"><text:span text:style-name="T2">Team ID : 4</text:span></text:p>
          </draw:text-box>
        </draw:frame>
        <draw:frame draw:style-name="gr2" draw:text-style-name="P3" draw:layer="layout" svg:width="16.51cm" svg:height="1.276cm" svg:x="11.43cm" svg:y="13.335cm">
          <draw:text-box>
            <text:p text:style-name="P2"><text:span text:style-name="T3">Hrishikesh Pingle ( E23CSEU0896 )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ample I/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nput:</text:p>
                <text:p><text:span text:style-name="T4">4 <text:s/></text:span></text:p>
              </text:list-header>
            </text:list>
            <text:p text:style-name="P5">10(4) 20(2) 30(6) 40(3) <text:s/></text:p>
            <text:p text:style-name="P5">5 <text:s/></text:p>
            <text:p text:style-name="P5"><text:span text:style-name="T5">Sample Output:</text:span><text:line-break/>148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pproach</text:p>
          </draw:text-box>
        </draw:frame>
        <draw:frame draw:style-name="gr4" draw:text-style-name="P7" draw:layer="layout" svg:width="26.67cm" svg:height="12.7cm" svg:x="0.635cm" svg:y="2.54cm">
          <draw:text-box>
            <text:p text:style-name="P6"><text:span text:style-name="T6">Use Dynamic Programming to explore all possible root choices for subtrees.</text:span></text:p>
            <text:p text:style-name="P6"><text:span text:style-name="T6">For each subtree range [i..j], compute:</text:span></text:p>
            <text:p text:style-name="P6"><text:span text:style-name="T6">The minimum cost of forming that subtree with each key as root.</text:span></text:p>
            <text:p text:style-name="P6"><text:span text:style-name="T6">Add the weighted cost of the left and right subtrees.</text:span></text:p>
            <text:p text:style-name="P6"><text:span text:style-name="T6">Add rotation cost based on the rotations needed to balance the subtree if the root isn’t naturally balanced.</text:span></text:p>
            <text:p text:style-name="P6"><text:span text:style-name="T6">Memoize subproblem results to avoid recomputation.</text:span></text:p>
            <text:p text:style-name="P6"><text:span text:style-name="T6">Return the minimum total cost for the entire range [0..n-1].</text:span></text:p>
            <text:p text:style-name="P6"/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Time and space complexity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3">
              <text:list-item>
                <text:p text:style-name="P6"><text:span text:style-name="T7">O(n³)</text:span></text:p>
              </text:list-item>
              <text:list-item>
                <text:p text:style-name="P6"><text:span text:style-name="T7">Breakdown:</text:span></text:p>
              </text:list-item>
              <text:list-item>
                <text:p text:style-name="P6"><text:span text:style-name="T7">Outer loop over all possible lengths len: O(n)</text:span></text:p>
              </text:list-item>
              <text:list-item>
                <text:p text:style-name="P6"><text:span text:style-name="T7">Middle loop over start index i: O(n)</text:span></text:p>
              </text:list-item>
              <text:list-item>
                <text:p text:style-name="P6"><text:span text:style-name="T7">Innermost loop over root index k: O(n)</text:span></text:p>
              </text:list-item>
              <text:list-item>
                <text:p text:style-name="P6"><text:span text:style-name="T7">➤ </text:span><text:span text:style-name="T7">Total = O(n³)</text:span></text:p>
              </text:list-item>
              <text:list-item>
                <text:p text:style-name="P6"><text:span text:style-name="T7">If prefix sums sumFreq[i][j] were replaced by actual prefix sum array access (O(1)), we could slightly </text:span><text:span text:style-name="T7">optimize but not reduce the cubic term due to the k loop.</text:span></text:p>
                <text:p text:style-name="P6"/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3">
              <text:list-item>
                <text:p text:style-name="P6"><text:span text:style-name="T8">O(n²)</text:span></text:p>
              </text:list-item>
              <text:list-item>
                <text:p text:style-name="P6"><text:span text:style-name="T8">Breakdown:</text:span></text:p>
              </text:list-item>
              <text:list-item>
                <text:p text:style-name="P6"><text:span text:style-name="T8">dp[n][n]: Stores the min cost for each subarray [i..j]</text:span></text:p>
              </text:list-item>
              <text:list-item>
                <text:p text:style-name="P6"><text:span text:style-name="T8">sumFreq[n][n]: Stores the sum of frequencies for each subarray [i..j]</text:span>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Conclusion</text:p>
          </draw:text-box>
        </draw:frame>
        <draw:frame draw:style-name="gr5" draw:text-style-name="P3" draw:layer="layout" svg:width="20.955cm" svg:height="9.525cm" svg:x="2.54cm" svg:y="3.81cm">
          <draw:text-box>
            <text:p text:style-name="P8"><text:span text:style-name="T9">By combining classic dynamic programming with rotation cost handling, we effectively balanced search efficiency and restructuring overhead. This approach highlights how real-world constraints like rebalancing costs can significantly influence optimal BST constructio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top="0cm" fo:margin-bottom="0.497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F" style:font-family-generic-asian="roman" style:font-size-asian="12pt" style:language-asian="ja" style:country-asian="JP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20pt" style:letter-kerning="false" style:font-name-asian="F" style:font-family-generic-asian="roman" style:font-size-asian="20pt" style:language-asian="ja" style:country-asian="JP" style:font-name-complex="Calibri Light" style:font-family-complex="'Calibri Light'" style:font-family-generic-complex="roman" style:font-pitch-complex="variable" style:font-size-complex="20pt"/>
    </style:style>
    <style:style style:name="heading_20_2" style:display-name="heading 2" style:family="graphic">
      <style:graphic-properties style:writing-mode="lr-tb"/>
      <style:paragraph-properties fo:margin-top="0.497cm" fo:margin-bottom="0.249cm" fo:line-height="115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letter-kerning="false" style:font-name-asian="F" style:font-family-generic-asian="roman" style:font-size-asian="16pt" style:language-asian="ja" style:country-asian="JP" style:font-name-complex="Calibri Light" style:font-family-complex="'Calibri Light'" style:font-family-generic-complex="roman" style:font-pitch-complex="variable" style:font-size-complex="16pt"/>
    </style:style>
    <style:style style:name="heading_20_3" style:display-name="heading 3" style:family="graphic">
      <style:graphic-properties style:writing-mode="lr-tb"/>
      <style:paragraph-properties fo:margin-top="0.497cm" fo:margin-bottom="0.249cm" fo:line-height="115%" fo:text-align="start" style:text-autospace="none" style:writing-mode="lr-tb"/>
      <style:text-properties fo:color="#2f5496" loext:opacity="100%" fo:font-size="14pt" style:letter-kerning="false" style:font-name-asian="F" style:font-family-generic-asian="roman" style:font-size-asian="14pt" style:language-asian="ja" style:country-asian="JP" style:font-name-complex="F" style:font-family-generic-complex="roman" style:font-size-complex="14pt"/>
    </style:style>
    <style:style style:name="heading_20_4" style:display-name="heading 4" style:family="graphic">
      <style:graphic-properties style:writing-mode="lr-tb"/>
      <style:paragraph-properties fo:margin-top="0.249cm" fo:margin-bottom="0.125cm" fo:line-height="115%" fo:text-align="start" style:text-autospace="none" style:writing-mode="lr-tb"/>
      <style:text-properties fo:color="#2f5496" loext:opacity="100%" fo:font-style="italic" style:letter-kerning="false" style:font-name-asian="F" style:font-family-generic-asian="roman" style:language-asian="ja" style:country-asian="JP" style:font-style-asian="italic" style:font-name-complex="F" style:font-family-generic-complex="roman" style:font-style-complex="italic"/>
    </style:style>
    <style:style style:name="heading_20_5" style:display-name="heading 5" style:family="graphic">
      <style:graphic-properties style:writing-mode="lr-tb"/>
      <style:paragraph-properties fo:margin-top="0.249cm" fo:margin-bottom="0.125cm" fo:line-height="115%" fo:text-align="start" style:text-autospace="none" style:writing-mode="lr-tb"/>
      <style:text-properties fo:color="#2f5496" loext:opacity="100%" style:letter-kerning="false" style:font-name-asian="F" style:font-family-generic-asian="roman" style:language-asian="ja" style:country-asian="JP" style:font-name-complex="F" style:font-family-generic-complex="roman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595959" loext:opacity="100%" fo:font-style="italic" style:letter-kerning="false" style:font-name-asian="F" style:font-family-generic-asian="roman" style:language-asian="ja" style:country-asian="JP" style:font-style-asian="italic" style:font-name-complex="F" style:font-family-generic-complex="roman" style:font-style-complex="italic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595959" loext:opacity="100%" style:letter-kerning="false" style:font-name-asian="F" style:font-family-generic-asian="roman" style:language-asian="ja" style:country-asian="JP" style:font-name-complex="F" style:font-family-generic-complex="roman"/>
    </style:style>
    <style:style style:name="heading_20_8" style:display-name="heading 8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fo:color="#272727" loext:opacity="100%" fo:font-style="italic" style:letter-kerning="false" style:font-name-asian="F" style:font-family-generic-asian="roman" style:language-asian="ja" style:country-asian="JP" style:font-style-asian="italic" style:font-name-complex="F" style:font-family-generic-complex="roman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fo:color="#272727" loext:opacity="100%" style:letter-kerning="false" style:font-name-asian="F" style:font-family-generic-asian="roman" style:language-asian="ja" style:country-asian="JP" style:font-name-complex="F" style:font-family-generic-complex="roman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3" style:display-name="ListLabel 4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0" style:display-name="ListLabel 4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7" style:display-name="ListLabel 3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 style:font-name-complex="Times New Roman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="Calibri" fo:font-family="Calibri" style:font-family-generic="roman" style:font-pitch="variable" fo:font-size="10pt" style:font-name-complex="Calibri" style:font-family-complex="Calibri" style:font-family-generic-complex="roman" style:font-pitch-complex="variable"/>
    </style:style>
    <style:style style:name="Intense_20_Reference" style:display-name="Intense Reference" style:family="graphic">
      <style:paragraph-properties style:text-autospace="none"/>
      <style:text-properties fo:font-variant="small-caps" fo:color="#2f5496" loext:opacity="100%" fo:letter-spacing="0.009cm"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2f5496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2f5496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F" style:font-family-generic-asian="roman" style:font-name-complex="F" style:font-family-generic-complex="roman" style:font-size-complex="14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roman" style:font-name-complex="Calibri Light" style:font-family-complex="'Calibri Light'" style:font-family-generic-complex="roman" style:font-pitch-complex="variable" style:font-size-complex="28pt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F" style:font-family-generic-asian="roman" style:font-name-complex="F" style:font-family-generic-complex="roman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F" style:font-family-generic-asian="roman" style:font-name-complex="F" style:font-family-generic-complex="roman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F" style:font-family-generic-asian="roman" style:font-name-complex="F" style:font-family-generic-complex="roman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F" style:font-family-generic-asian="roman" style:font-name-complex="F" style:font-family-generic-complex="roman" style:font-style-complex="italic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-asian="F" style:font-family-generic-asian="roman" style:font-name-complex="F" style:font-family-generic-complex="roman"/>
    </style:style>
    <style:style style:name="Heading_20_4_20_Char" style:display-name="Heading 4 Char" style:family="graphic">
      <style:paragraph-properties style:text-autospace="none"/>
      <style:text-properties fo:color="#2f5496" loext:opacity="100%" fo:font-style="italic" style:font-name-asian="F" style:font-family-generic-asian="roman" style:font-name-complex="F" style:font-family-generic-complex="roman" style:font-style-complex="italic"/>
    </style:style>
    <style:style style:name="Heading_20_3_20_Char" style:display-name="Heading 3 Char" style:family="graphic">
      <style:paragraph-properties style:text-autospace="none"/>
      <style:text-properties fo:color="#2f5496" loext:opacity="100%" fo:font-size="14pt" style:font-name-asian="F" style:font-family-generic-asian="roman" style:font-name-complex="F" style:font-family-generic-complex="roman" style:font-size-complex="14pt"/>
    </style:style>
    <style:style style:name="Heading_20_2_20_Char" style:display-name="Heading 2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name-complex="Calibri Light" style:font-family-complex="'Calibri Light'" style:font-family-generic-complex="roman" style:font-pitch-complex="variable" style:font-size-complex="16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20pt" style:font-name-asian="F" style:font-family-generic-asian="roman" style:font-name-complex="Calibri Light" style:font-family-complex="'Calibri Light'" style:font-family-generic-complex="roman" style:font-pitch-complex="variable" style:font-size-complex="20pt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15%" fo:text-align="center" fo:text-indent="0cm" style:text-autospace="none" style:writing-mode="lr-tb"/>
      <style:text-properties fo:color="#2f5496" loext:opacity="100%" fo:font-style="italic" style:letter-kerning="false" style:font-name-asian="F" style:font-family-generic-asian="roman" style:language-asian="ja" style:country-asian="JP" style:font-style-asian="italic" style:font-style-complex="italic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15%" fo:text-align="start" fo:text-indent="0cm" style:text-autospace="none" style:writing-mode="lr-tb"/>
      <style:text-properties style:letter-kerning="false" style:font-name-asian="F" style:font-family-generic-asian="roman" style:language-asian="ja" style:country-asian="JP"/>
    </style:style>
    <style:style style:name="Quote" style:family="graphic">
      <style:graphic-properties style:writing-mode="lr-tb"/>
      <style:paragraph-properties fo:margin-top="0.497cm" fo:margin-bottom="0.497cm" fo:line-height="115%" fo:text-align="center" style:text-autospace="none" style:writing-mode="lr-tb"/>
      <style:text-properties fo:color="#404040" loext:opacity="100%" fo:font-style="italic" style:letter-kerning="false" style:font-name-asian="F" style:font-family-generic-asian="roman" style:language-asian="ja" style:country-asian="JP" style:font-style-asian="italic" style:font-style-complex="italic"/>
    </style:style>
    <style:style style:name="Index" style:family="graphic">
      <style:graphic-properties style:writing-mode="lr-tb"/>
      <style:paragraph-properties fo:margin-top="0cm" fo:margin-bottom="0.497cm" fo:line-height="115%" fo:text-align="start" style:text-autospace="none" style:writing-mode="lr-tb"/>
      <style:text-properties style:letter-kerning="false" style:font-name-asian="F" style:font-family-generic-asian="roman" style:language-asian="ja" style:country-asian="JP" style:font-name-complex="FreeSans1" style:font-family-complex="FreeSans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fo:font-size="12pt" fo:font-style="italic" style:letter-kerning="false" style:font-name-asian="F" style:font-family-generic-asian="roman" style:font-size-asian="12pt" style:language-asian="ja" style:country-asian="JP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etter-kerning="false" style:font-name-asian="F" style:font-family-generic-asian="roman" style:language-asian="ja" style:country-asian="JP" style:font-name-complex="FreeSans1" style:font-family-complex="FreeSans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etter-kerning="false" style:font-name-asian="F" style:font-family-generic-asian="roman" style:language-asian="ja" style:country-asian="JP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letter-kerning="false" style:font-name-asian="Noto Sans1" style:font-family-asian="'Noto Sans'" style:font-pitch-asian="variable" style:font-size-asian="14pt" style:language-asian="ja" style:country-asian="JP" style:font-name-complex="Liberation Sans" style:font-family-complex="'Liberation Sans', Arial" style:font-family-generic-complex="swiss" style:font-pitch-complex="variable" style:font-size-complex="14pt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0:35:36.869086653</meta:creation-date>
    <meta:editing-duration>PT3H45S</meta:editing-duration>
    <meta:editing-cycles>2</meta:editing-cycles>
    <meta:generator>LibreOffice/24.8.6.2$Linux_X86_64 LibreOffice_project/480$Build-2</meta:generator>
    <dc:title>Portfolio</dc:title>
    <dc:date>2025-04-25T15:11:17.179054904</dc:date>
    <meta:document-statistic meta:object-count="79"/>
  </office:meta>
</office:document-meta>
</file>